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/>
    <style:font-face style:name="Tahoma" svg:font-family="Tahom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Monospace"/>
    </style:style>
    <style:style style:name="P3" style:family="paragraph" style:parent-style-name="Standard">
      <style:text-properties fo:color="#808000" style:font-name="Monospace"/>
    </style:style>
    <style:style style:name="P4" style:family="paragraph" style:parent-style-name="Standard">
      <style:text-properties fo:color="#808080" style:font-name="Monospace" fo:font-weight="normal" style:font-weight-asian="normal" style:font-weight-complex="normal"/>
    </style:style>
    <style:style style:name="T1" style:family="text">
      <style:text-properties fo:color="#808000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fo:color="#993366"/>
    </style:style>
    <style:style style:name="T5" style:family="text">
      <style:text-properties fo:color="#660066"/>
    </style:style>
    <style:style style:name="T6" style:family="text">
      <style:text-properties fo:color="#660066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sage: </text:h>
      <text:p text:style-name="P3">@WithLogging</text:p>
      <text:p text:style-name="P2"><text:span text:style-name="T6">def</text:span> greet() {</text:p>
      <text:p text:style-name="P2"><text:s text:c="4"/>println <text:span text:style-name="T3">"Hello World"</text:span></text:p>
      <text:p text:style-name="P2">}</text:p>
      <text:p text:style-name="P1"/>
      <text:h text:style-name="Heading_20_2" text:outline-level="2">Annotation Definition: </text:h>
      <text:p text:style-name="P2"><text:span text:style-name="T1">@Retention(RetentionPolicy.</text:span><text:span text:style-name="T6">SOURCE</text:span><text:span text:style-name="T1">)</text:span></text:p>
      <text:p text:style-name="P2"><text:span text:style-name="T1">@Target([ElementType.</text:span><text:span text:style-name="T6">METHOD</text:span><text:span text:style-name="T1">])</text:span></text:p>
      <text:p text:style-name="P2"><text:span text:style-name="T1">@GroovyASTTransformationClass([</text:span><text:span text:style-name="T3">"LoggingASTTransformation"</text:span><text:span text:style-name="T1">])</text:span></text:p>
      <text:p text:style-name="P2"><text:span text:style-name="T6">public</text:span> @<text:span text:style-name="T6">interface</text:span> <text:span text:style-name="T1">WithLogging</text:span> {</text:p>
      <text:p text:style-name="P2">}</text:p>
      <text:p text:style-name="P2"/>
      <text:p text:style-name="P1"/>
      <text:h text:style-name="Heading_20_2" text:outline-level="2">AST Transformation:</text:h>
      <text:p text:style-name="P2"><text:span text:style-name="T1">@GroovyASTTransformation(phase=CompilePhase.</text:span><text:span text:style-name="T6">SEMANTIC_ANALYSIS</text:span><text:span text:style-name="T1">)</text:span></text:p>
      <text:p text:style-name="P2"><text:span text:style-name="T6">public class</text:span> LoggingASTTransformation <text:span text:style-name="T6">implements</text:span> ASTTransformation {</text:p>
      <text:p text:style-name="P2"/>
      <text:p text:style-name="P2"><text:s text:c="2"/><text:span text:style-name="T6">public void</text:span> visit(ASTNode[] nodes, SourceUnit sourceUnit) {</text:p>
      <text:p text:style-name="P2"><text:s text:c="4"/>List methods = sourceUnit.getAST()?.getMethods()</text:p>
      <text:p text:style-name="P4"><text:s text:c="4"/><text:span text:style-name="T7">// find all methods annotated with @WithLogging</text:span></text:p>
      <text:p text:style-name="P2"><text:s text:c="4"/>methods.findAll { MethodNode method -&gt;</text:p>
      <text:p text:style-name="P2"><text:s text:c="6"/>method.getAnnotations(<text:span text:style-name="T6">new</text:span> ClassNode(WithLogging))</text:p>
      <text:p text:style-name="P2"><text:s text:c="4"/>}.each { MethodNode method -&gt;</text:p>
      <text:p text:style-name="P2"><text:s text:c="4"/>Statement startMessage = createPrintlnAst(<text:span text:style-name="T3">"Starting $</text:span>method.name<text:span text:style-name="T3">"</text:span>)</text:p>
      <text:p text:style-name="P2"><text:s text:c="4"/>Statement endMessage = createPrintlnAst(<text:span text:style-name="T3">"Ending $</text:span>method.name<text:span text:style-name="T3">"</text:span>)</text:p>
      <text:p text:style-name="P2"/>
      <text:p text:style-name="P2"><text:s text:c="4"/>List existingStatements = method.getCode().getStatements()</text:p>
      <text:p text:style-name="P2"><text:s text:c="4"/>existingStatements.add(<text:span text:style-name="T8">0</text:span>, startMessage)</text:p>
      <text:p text:style-name="P2"><text:s text:c="4"/>existingStatements.add(endMessage)</text:p>
      <text:p text:style-name="P2"><text:s text:c="4"/>}</text:p>
      <text:p text:style-name="P2"><text:s text:c="2"/>}</text:p>
      <text:p text:style-name="P2"/>
      <text:p text:style-name="P2"><text:s text:c="2"/><text:span text:style-name="T6">private</text:span> Statement createPrintlnAst(String message) {</text:p>
      <text:p text:style-name="P2"><text:s text:c="4"/><text:span text:style-name="T6">return</text:span> <text:span text:style-name="T6">new</text:span> ExpressionStatement(</text:p>
      <text:p text:style-name="P2"><text:s text:c="6"/><text:span text:style-name="T6">new</text:span> MethodCallExpression(</text:p>
      <text:p text:style-name="P2"><text:s text:c="8"/><text:span text:style-name="T6">new</text:span> VariableExpression(<text:span text:style-name="T3">"this"</text:span>),</text:p>
      <text:p text:style-name="P2"><text:s text:c="8"/><text:span text:style-name="T6">new</text:span> ConstantExpression(<text:span text:style-name="T3">"println"</text:span>),</text:p>
      <text:p text:style-name="P2"><text:s text:c="8"/><text:span text:style-name="T6">new</text:span> ArgumentListExpression(</text:p>
      <text:p text:style-name="P2"><text:s text:c="10"/><text:span text:style-name="T6">new</text:span> ConstantExpression(message)</text:p>
      <text:p text:style-name="P2"><text:s text:c="8"/>)</text:p>
      <text:p text:style-name="P2"><text:s text:c="6"/>)</text:p>
      <text:p text:style-name="P2"><text:s text:c="4"/>)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/>
    <style:font-face style:name="Tahoma" svg:font-family="Tahom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09T21:01:25.06</dc:date>
    <dc:creator>Hamlet D'Arcy</dc:creator>
    <meta:editing-duration>PT00H13M36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1" meta:paragraph-count="39" meta:word-count="100" meta:character-count="1267"/>
  </office:meta>
</office:document-meta>
</file>